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none" fo:font-weight="bold" officeooo:rsid="00acb4ed" officeooo:paragraph-rsid="00acb4e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c996b8" officeooo:paragraph-rsid="00c996b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officeooo:paragraph-rsid="00c6187b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officeooo:rsid="00d809d1" officeooo:paragraph-rsid="00d809d1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c996b8" style:font-weight-asian="bold" style:font-weight-complex="bold"/>
    </style:style>
    <style:style style:name="T3" style:family="text">
      <style:text-properties fo:font-size="26pt" style:text-underline-style="none" fo:font-weight="bold" officeooo:rsid="00c996b8" style:font-size-asian="26pt" style:font-weight-asian="bold" style:font-size-complex="26pt" style:font-weight-complex="bold"/>
    </style:style>
    <style:style style:name="T4" style:family="text">
      <style:text-properties fo:font-size="26pt" style:text-underline-style="solid" style:text-underline-width="auto" style:text-underline-color="font-color" fo:font-weight="bold" officeooo:rsid="00acb4ed" style:font-size-asian="26pt" style:font-weight-asian="bold" style:font-size-complex="2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acb4e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name" text:name="py3o.o.name"/>
        <text:user-field-decl office:value-type="string" office:string-value="o.login" text:name="py3o.o.login"/>
        <text:user-field-decl office:value-type="string" office:string-value="o.lang" text:name="py3o.o.lang"/>
        <text:user-field-decl office:value-type="string" office:string-value="lang" text:name="py3o.lang"/>
      </text:user-field-decls>
      <text:p text:style-name="P2"/>
      <text:p text:style-name="P3"><text:span text:style-name="T1">Name:<text:tab/> </text:span><text:user-field-get text:name="py3o.o.name">o.name</text:user-field-get></text:p>
      <text:p text:style-name="P4"><text:span text:style-name="T2">Login:<text:tab/> </text:span><text:span text:style-name="T6"><text:user-field-get text:name="py3o.o.login">o.login</text:user-field-get></text:span></text:p>
      <text:p text:style-name="P5"><text:span text:style-name="T7">Lang:<text:tab/> </text:span><text:span text:style-name="T7"><text:user-field-get text:name="py3o.lang">lang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paragraph" svg:y="-1.619cm" svg:width="4.937cm" svg:height="2.087cm" draw:z-index="0"><draw:image xlink:href="Pictures/10000201000001AA000000B4FB0793EC51971BC2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10-26T23:23:14.457121565</dc:date>
    <meta:editing-duration>P2DT8H44M17S</meta:editing-duration>
    <meta:editing-cycles>178</meta:editing-cycles>
    <meta:document-statistic meta:table-count="0" meta:image-count="1" meta:object-count="0" meta:page-count="1" meta:paragraph-count="3" meta:word-count="6" meta:character-count="39" meta:non-whitespace-character-count="33"/>
  </office:meta>
</office:document-meta>
</file>